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ální" style:master-page-name="MPF0" style:family="paragraph">
      <style:paragraph-properties fo:break-before="page"/>
    </style:style>
    <style:style style:name="TableColumn6" style:family="table-column">
      <style:table-column-properties style:column-width="0.9006in"/>
    </style:style>
    <style:style style:name="TableColumn7" style:family="table-column">
      <style:table-column-properties style:column-width="2.1541in"/>
    </style:style>
    <style:style style:name="TableColumn8" style:family="table-column">
      <style:table-column-properties style:column-width="2.8506in"/>
    </style:style>
    <style:style style:name="Table5" style:family="table">
      <style:table-properties style:width="5.9055in" fo:margin-left="0in" table:align="left"/>
    </style:style>
    <style:style style:name="TableRow9" style:family="table-row">
      <style:table-row-properties style:min-row-height="0.3395in"/>
    </style:style>
    <style:style style:name="TableCell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T13" style:parent-style-name="Standardnípísmoodstavce" style:family="text">
      <style:text-properties fo:font-weight="bold" style:font-weight-asian="bold"/>
    </style:style>
    <style:style style:name="P14" style:parent-style-name="podpis" style:family="paragraph">
      <style:text-properties fo:background-color="#FFFF00"/>
    </style:style>
    <style:style style:name="P15" style:parent-style-name="podpis" style:family="paragraph">
      <style:text-properties fo:background-color="#FFFF00"/>
    </style:style>
    <style:style style:name="P16" style:parent-style-name="podpis" style:family="paragraph">
      <style:text-properties fo:background-color="#FFFF00"/>
    </style:style>
    <style:style style:name="P17" style:parent-style-name="podpis" style:family="paragraph">
      <style:text-properties fo:background-color="#FFFF00"/>
    </style:style>
    <style:style style:name="P18" style:parent-style-name="podpis" style:family="paragraph">
      <style:text-properties fo:background-color="#FFFF00"/>
    </style:style>
    <style:style style:name="P19" style:parent-style-name="podpis" style:family="paragraph">
      <style:text-properties fo:background-color="#FFFF00"/>
    </style:style>
    <style:style style:name="P20" style:parent-style-name="podpis" style:family="paragraph">
      <style:text-properties fo:background-color="#FFFF00"/>
    </style:style>
    <style:style style:name="P21" style:parent-style-name="Nadpis1" style:family="paragraph">
      <style:paragraph-properties fo:margin-top="0in" fo:margin-bottom="0in"/>
    </style:style>
    <style:style style:name="P22" style:parent-style-name="Základnítext" style:family="paragraph">
      <style:paragraph-properties fo:margin-top="0in" fo:margin-bottom="0in"/>
    </style:style>
    <style:style style:name="P23" style:parent-style-name="Základnítext" style:family="paragraph">
      <style:paragraph-properties fo:margin-top="0in" fo:margin-bottom="0in"/>
    </style:style>
    <style:style style:name="P24" style:parent-style-name="Základnítext" style:family="paragraph">
      <style:paragraph-properties fo:margin-top="0in" fo:margin-bottom="0in"/>
    </style:style>
    <style:style style:name="P25" style:parent-style-name="Základnítext" style:family="paragraph">
      <style:paragraph-properties fo:margin-top="0in" fo:margin-bottom="0in"/>
    </style:style>
    <style:style style:name="P26" style:parent-style-name="Základnítext" style:family="paragraph">
      <style:paragraph-properties fo:margin-top="0in" fo:margin-bottom="0in"/>
    </style:style>
    <style:style style:name="P27" style:parent-style-name="Základnítext" style:family="paragraph">
      <style:paragraph-properties fo:margin-top="0in" fo:margin-bottom="0in"/>
    </style:style>
    <style:style style:name="P28" style:parent-style-name="Základnítext" style:family="paragraph">
      <style:paragraph-properties fo:margin-top="0in" fo:margin-bottom="0in"/>
    </style:style>
    <style:style style:name="P29" style:parent-style-name="Základnítext" style:family="paragraph">
      <style:paragraph-properties fo:margin-top="0in" fo:margin-bottom="0in"/>
    </style:style>
    <style:style style:name="P30" style:parent-style-name="Základnítext" style:family="paragraph">
      <style:paragraph-properties fo:margin-top="0in" fo:margin-bottom="0in"/>
    </style:style>
    <style:style style:name="P31" style:parent-style-name="Základnítext" style:family="paragraph">
      <style:paragraph-properties fo:margin-top="0in" fo:margin-bottom="0in"/>
    </style:style>
    <style:style style:name="P32" style:parent-style-name="Základnítext" style:family="paragraph">
      <style:paragraph-properties fo:margin-top="0in" fo:margin-bottom="0in"/>
    </style:style>
    <style:style style:name="P33" style:parent-style-name="Základnítext" style:family="paragraph">
      <style:paragraph-properties fo:margin-top="0in" fo:margin-bottom="0in"/>
    </style:style>
    <style:style style:name="P34" style:parent-style-name="Základnítext" style:family="paragraph">
      <style:paragraph-properties fo:margin-top="0in" fo:margin-bottom="0in"/>
    </style:style>
    <style:style style:name="P35" style:parent-style-name="Základnítext" style:family="paragraph">
      <style:paragraph-properties fo:margin-top="0in" fo:margin-bottom="0in"/>
    </style:style>
    <style:style style:name="P36" style:parent-style-name="Základnítext" style:family="paragraph">
      <style:paragraph-properties fo:margin-top="0in" fo:margin-bottom="0in"/>
    </style:style>
    <style:style style:name="P37" style:parent-style-name="Základnítext" style:family="paragraph">
      <style:paragraph-properties fo:margin-top="0in" fo:margin-bottom="0in"/>
    </style:style>
    <style:style style:name="P38" style:parent-style-name="Základnítext" style:family="paragraph">
      <style:paragraph-properties fo:margin-top="0in" fo:margin-bottom="0in"/>
    </style:style>
    <style:style style:name="P39" style:parent-style-name="Základnítext" style:family="paragraph">
      <style:paragraph-properties fo:margin-top="0in" fo:margin-bottom="0in"/>
    </style:style>
    <style:style style:name="P40" style:parent-style-name="Základnítext" style:family="paragraph">
      <style:paragraph-properties fo:margin-top="0in" fo:margin-bottom="0in"/>
    </style:style>
    <style:style style:name="P41" style:parent-style-name="Základnítext" style:family="paragraph">
      <style:paragraph-properties fo:margin-top="0in" fo:margin-bottom="0in"/>
    </style:style>
    <style:style style:name="P42" style:parent-style-name="Základnítext" style:family="paragraph">
      <style:paragraph-properties fo:margin-top="0in" fo:margin-bottom="0in"/>
    </style:style>
    <style:style style:name="P43" style:parent-style-name="Základnítext" style:family="paragraph">
      <style:paragraph-properties fo:margin-top="0in" fo:margin-bottom="0in"/>
    </style:style>
    <style:style style:name="P44" style:parent-style-name="Základnítext" style:family="paragraph">
      <style:paragraph-properties fo:margin-top="0in" fo:margin-bottom="0in"/>
    </style:style>
    <style:style style:name="P45" style:parent-style-name="Základnítext" style:family="paragraph">
      <style:paragraph-properties fo:margin-top="0in" fo:margin-bottom="0in"/>
    </style:style>
    <style:style style:name="P46" style:parent-style-name="podpis" style:family="paragraph">
      <style:text-properties fo:background-color="#FFFF00"/>
    </style:style>
  </office:automatic-styles>
  <office:body>
    <office:text text:use-soft-page-breaks="true">
      <text:p text:style-name="P1"/>
      <text:p text:style-name="Normální"/>
      <text:p text:style-name="Normální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Normální">Sp. zn.</text:p>
            <text:p text:style-name="Normální">Č. j.</text:p>
            <text:p text:style-name="Normální">Datum</text:p>
          </table:table-cell>
          <table:table-cell table:style-name="TableCell11">
            <text:p text:style-name="Normální">K106 25/2020</text:p>
            <text:p text:style-name="Normální">KVOP- 15890/2020</text:p>
            <text:p text:style-name="Normální">23. 4. 2020</text:p>
          </table:table-cell>
          <table:table-cell table:style-name="TableCell12">
            <text:p text:style-name="Normální">Vážený pan</text:p>
            <text:p text:style-name="Normální">M. V.</text:p>
            <text:p text:style-name="Normální"/>
            <text:p text:style-name="Normální"/>
            <text:p text:style-name="Normální"/>
            <text:p text:style-name="Normální"><text:span text:style-name="T13">ID DS:<text:s/></text:span></text:p>
          </table:table-cell>
        </table:table-row>
      </table:table>
      <text:h text:style-name="Nadpis1" text:outline-level="1"/>
      <text:p text:style-name="Normální"/>
      <text:h text:style-name="Nadpis1" text:outline-level="1">Sdělení o poskytnutí informace</text:h>
      <text:p text:style-name="Základnítext">Vážený<text:s/>pane V.,<text:s/></text:p>
      <text:p text:style-name="Základnítext">dne 8. 4. 2020 byla do Kanceláře veřejného ochránce práv doručena Vaše žádost podle zákona č. 106/1999 Sb., o svobodném přístupu k informacím, ve znění pozdějších předpisů, kterou žádáte poskytnutí následujících informací:<text:s/></text:p>
      <text:p text:style-name="Základnítext">1)<text:tab/>Zápis, případně jiný záznam z</text:p>
      <text:p text:style-name="Základnítext">a) kulatého stolu konaného dne 28. 2. 2019 s tématem „Elektronické zveřejňování rozhodnutí soudů: Transparentnost – Spravedlivý proces – Důvěra“,</text:p>
      <text:p text:style-name="Základnítext">b) kulatého stolu konaného dne 15. 11. 2019 s tématem „Anonymizace soudních rozhodnutí“,</text:p>
      <text:p text:style-name="Základnítext">2)<text:tab/>Korespondenci mezi veřejným ochráncem práv a ministrem spravedlnosti ve věci hromadného zveřejňování soudních rozhodnutí a jejich anonymizace.</text:p>
      <text:h text:style-name="Nadpis1" text:outline-level="1">Informace</text:h>
      <text:p text:style-name="Základnítext">K bodu 1)</text:p>
      <text:p text:style-name="Základnítext">Poskytují se zápisy z obou kulatých stolů (přílohy č. 1 a 2).<text:s/></text:p>
      <text:p text:style-name="Základnítext">K bodu 2)</text:p>
      <text:p text:style-name="Základnítext">Veřejný ochránce práv<text:s/>ohledně problematiky zveřejňování soudních rozhodnutí komunikoval s Ministerstvem spravedlnosti v řízeních vedených pod sp. zn. 4292/2015/VOP, 31/2018/SZD a 32/2018/SZD. Poskytují se písemnosti z těchto spisů (přílohy č. 3-24).</text:p>
      <text:p text:style-name="Základnítext"/>
      <text:soft-page-break/>
      <text:p text:style-name="Základnítext">S pozdravem</text:p>
      <text:p text:style-name="Základnítext"/>
      <text:p text:style-name="Základnítext"/>
      <text:p text:style-name="Základnítext"/>
      <text:p text:style-name="podpis">JUDr. Pavel<text:s/>Pořízek, Ph.D. v. r.</text:p>
      <text:p text:style-name="podpis">vedoucí Kanceláře veřejného ochránce práv</text:p>
      <text:p text:style-name="podpis">(podepsáno elektronicky)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h text:style-name="P21" text:outline-level="1">Přílohy</text:h>
      <text:list text:style-name="LFO3" text:continue-numbering="true">
        <text:list-item>
          <text:p text:style-name="P22">Souhrn argumentů z kulatého stolu konaného dne 28. 2. 2019 (sp. zn. 4292/2015/VOP)</text:p>
        </text:list-item>
        <text:list-item>
          <text:p text:style-name="P23">Souhrn argumentů z kulatého stolu Anonymizace soudních rozhodnutí konaného dne 15. 11. 2019</text:p>
        </text:list-item>
        <text:list-item>
          <text:p text:style-name="P24">Dopis ministra spravedlnosti ze dne 28. 1. 2019 (sp. zn. 4292/2015/VOP)</text:p>
        </text:list-item>
        <text:list-item>
          <text:p text:style-name="P25">Dopis ministra spravedlnosti ze dne 17. 5. 2017 + příloha</text:p>
        </text:list-item>
        <text:list-item>
          <text:p text:style-name="P26">Dopis ministra spravedlnosti ze dne 14. 7. 2017</text:p>
        </text:list-item>
        <text:list-item>
          <text:p text:style-name="P27">Dopis Ministerstva spravedlnosti ze dne 2. 9. 2019 + návrh novely instrukce o evidenci judikatury + odůvodnění</text:p>
        </text:list-item>
        <text:list-item>
          <text:p text:style-name="P28">Informace ke kulatému stolu ze dne 17. 1. 2019 (sp. zn. 32/2018/SZD)</text:p>
        </text:list-item>
        <text:list-item>
          <text:p text:style-name="P29">Dopis ministryně spravedlnosti ze dne 6. 5. 2019</text:p>
        </text:list-item>
        <text:list-item>
          <text:p text:style-name="P30">Dopis ministra spravedlnosti ze dne 25. 10. 2016</text:p>
        </text:list-item>
        <text:list-item>
          <text:p text:style-name="P31">Dopis ministra spravedlnosti ze dne 9. 1. 2019</text:p>
        </text:list-item>
        <text:list-item>
          <text:p text:style-name="P32">Výzva VOP ze dne 29. 2. 2016 (sp. zn. 4292/2015/VOP/JHO)</text:p>
        </text:list-item>
        <text:list-item>
          <text:p text:style-name="P33">Výzva VOP ze dne 9. 6. 2016 (sp. zn. 4292/2015/VOP/JHO)</text:p>
        </text:list-item>
        <text:list-item>
          <text:p text:style-name="P34">Výzva VOP ze dne 7. 11. 2016 (sp. zn. 4292/2015/VOP/JHO)</text:p>
        </text:list-item>
        <text:list-item>
          <text:p text:style-name="P35">Výzva VOP ze dne 7. 2. 2017 (sp. zn. 4292/2015/VOP/JHO)</text:p>
        </text:list-item>
        <text:list-item>
          <text:p text:style-name="P36">Výsledky výzkumu<text:s/>„zveřejňování judikatury v centrální evidenci soudních rozhodnutí“ (sp. zn. 4292/2015/VOP/JHO)</text:p>
        </text:list-item>
        <text:list-item>
          <text:p text:style-name="P37">Připomínky VOP k návrhu Instrukce Ministerstva spravedlnosti + průvodní dopis (sp. zn. 31/2018/SZD)</text:p>
        </text:list-item>
        <text:list-item>
          <text:p text:style-name="P38">Výzva VOP ze dne 1. 3. 2018 (sp. zn. 4292/2015/VOP/JHO)</text:p>
        </text:list-item>
        <text:list-item>
          <text:p text:style-name="P39">Výzva<text:s/>VOP ze dne 9. 4. 2019 (sp. zn. 4292/2015/VOP/JHO)</text:p>
        </text:list-item>
        <text:list-item>
          <text:p text:style-name="P40">Podklad pro osobní jednání k problematice zveřejňování judikatury nižších soudů</text:p>
        </text:list-item>
        <text:list-item>
          <text:p text:style-name="P41">Výzva VOP ze dne 3. 6. 2019 (sp. zn. 4292/2015/VOP/JHO)</text:p>
        </text:list-item>
        <text:list-item>
          <text:p text:style-name="P42">Seznam účastníků kulatého stolu konaného dne 28. 2. 2019 s anonymizovanými osobními údaji</text:p>
        </text:list-item>
        <text:list-item>
          <text:p text:style-name="P43">Závěrečné stanovisko VOP ze dne 28. 11. 2018 (sp. zn. 4292/2015/VOP/JHO)</text:p>
        </text:list-item>
        <text:list-item>
          <text:p text:style-name="P44">Záznam z jednání mezi VOP a ministryní spravedlnosti ze dne 17. 7. 2019 (sp. zn. 4292/2015/VOP)</text:p>
        </text:list-item>
        <text:list-item>
          <text:p text:style-name="P45">Zpráva o šetření VOP ze dne 7. 11. 2016 (sp. zn. 4292/2015/VOP/JHO)</text:p>
        </text:list-item>
      </text:list>
      <text:p text:style-name="P46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top="0.3333in" fo:margin-bottom="0.1666in" fo:line-height="104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 fo:margin-top="0.25in" fo:line-height="104%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 style:text-underline-color="font-color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2pt" style:font-size-asian="12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>
      <style:text-properties style:font-name="Calibri" fo:font-size="11pt" style:font-size-asian="11pt" style:font-size-complex="12pt"/>
    </style:style>
    <style:style style:name="E" style:display-name="E" style:family="paragraph">
      <style:text-properties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style:font-name-asian="Calibri" fo:font-size="11pt" style:font-size-asian="11pt" style:font-size-complex="11pt" fo:hyphenate="false"/>
    </style:style>
    <style:style style:name="ProstýtextChar" style:display-name="Prostý text Char" style:family="text">
      <style:text-properties style:font-name="Calibri" style:font-name-asian="Calibri" fo:font-size="11pt" style:font-size-asian="11pt" style:font-size-complex="11pt"/>
    </style:style>
    <style:style style:name="Datum" style:display-name="Datum" style:family="paragraph" style:parent-style-name="Normální" style:next-style-name="Normální">
      <style:paragraph-properties fo:margin-left="3.9375in">
        <style:tab-stops/>
      </style:paragraph-properties>
      <style:text-properties fo:hyphenate="false"/>
    </style:style>
    <style:style style:name="DatumChar" style:display-name="Datum Char" style:family="text">
      <style:text-properties style:font-name="Calibri" fo:font-size="11.5pt" style:font-size-asian="11.5pt" style:font-size-complex="12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6" style:display-name="LFO16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list-style style:name="LFO18" style:display-name="LFO18">
      <text:list-level-style-number text:level="1" text:style-name="WW_CharLFO2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65in"/>
      </style:header-style>
      <style:footer-style>
        <style:header-footer-properties style:dynamic-spacing="true" fo:min-height="0.4923in"/>
      </style:footer-style>
    </style:page-layout>
    <style:style style:name="P2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3" style:parent-style-name="Standardnípísmoodstavce" style:family="text">
      <style:text-properties style:use-window-font-color="true"/>
    </style:style>
    <style:style style:name="P4" style:parent-style-name="Normální" style:family="paragraph">
      <style:paragraph-properties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2"><text:span text:style-name="T3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4"><draw:frame draw:z-index="251659264" draw:style-name="a0" draw:name="Obrázek 1" text:anchor-type="paragraph" svg:x="0.45278in" svg:y="0.45278in" svg:width="3.13403in" svg:height="0.5708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subject/>
    <meta:initial-creator>Půček Pavel Mgr.</meta:initial-creator>
    <dc:creator>Bádrová Pavlína Mgr.</dc:creator>
    <meta:creation-date>2020-05-28T07:57:00Z</meta:creation-date>
    <dc:date>2020-05-28T07:57:00Z</dc:date>
    <meta:print-date>2016-06-27T06:08:00Z</meta:print-date>
    <meta:template xlink:href="05_odložení" xlink:type="simple"/>
    <meta:editing-cycles>2</meta:editing-cycles>
    <meta:editing-duration>PT0S</meta:editing-duration>
    <meta:user-defined meta:name="ContentTypeId">0x010100D3A71DC738674B4893D02C4CA0E22FAC</meta:user-defined>
    <meta:user-defined meta:name="datum vzniku"/>
    <meta:document-statistic meta:page-count="3" meta:paragraph-count="5" meta:word-count="427" meta:character-count="2944" meta:row-count="21" meta:non-whitespace-character-count="2522"/>
  </office:meta>
</office:document-meta>
</file>